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ccffff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ccffff" fo:wrap-option="wrap" style:vertical-align="automatic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cfe7f5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and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o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sor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o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ect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li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az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b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guis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onish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tra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d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oid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a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kwar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wilder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tt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ess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ut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ev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u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mposur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id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itica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o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l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o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pic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ter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as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o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iffide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da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gra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illusi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lik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ma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orien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rus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urb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min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ul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g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rnes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mp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cou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ross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asp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c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plo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sc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estiv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l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n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g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tu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eedo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s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ust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lfill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a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e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oom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oo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r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lp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p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st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mil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r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or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atu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rio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lam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ur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qui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ecu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ignific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ul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e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im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ubi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e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b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f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v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th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nel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u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c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r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se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u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l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utra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ncha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b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ffen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alysi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ac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plex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trifi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ay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occup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vo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r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ssur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e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i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j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i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eluc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rv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t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vul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idicul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fe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rca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or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a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noo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u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a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pid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mi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ub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l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nn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spic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we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mpath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a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d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i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il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ged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derstand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hap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iqu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g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ctimiz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g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rm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a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ithdraw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nd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rth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21:29:46.959367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5T22:23:04Z</meta:creation-date>
    <dc:date>2016-09-08T21:30:00.818016851</dc:date>
    <meta:editing-cycles>91</meta:editing-cycles>
    <meta:editing-duration>PT1H17M57S</meta:editing-duration>
    <meta:document-statistic meta:table-count="1" meta:cell-count="4020" meta:object-count="0"/>
  </office:meta>
</office:document-meta>
</file>